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3" office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3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3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3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3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3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3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3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3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3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3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3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3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3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3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3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3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3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3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3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3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3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3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3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3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3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3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3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3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3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3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3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3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3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3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3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3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3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3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3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3" table:formula="of:=SUM([.G176:.G17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3" table:formula="of:=SUM([.G181:.G18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3" table:formula="of:=SUM([.G184:.G184])" office:value-type="time" office:time-value="PT04H00M00S">
            <text:p>04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3" table:formula="of:=SUM([.G186:.G19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3" table:formula="of:=SUM([.G192:.G195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3" table:formula="of:=SUM([.G197:.G200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9]-[.C199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200]-[.C20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 table:number-rows-repeated="65338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5">25/06/2010</text:date>, <text:time>16:0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25T16:03:29</dc:date>
    <dc:creator>Daniele Ferro</dc:creator>
    <meta:editing-duration>PT71H34M46S</meta:editing-duration>
    <meta:editing-cycles>194</meta:editing-cycles>
    <meta:generator>OpenOffice.org/3.1$Linux OpenOffice.org_project/310m19$Build-9420</meta:generator>
    <meta:document-statistic meta:table-count="2" meta:cell-count="789" meta:object-count="0"/>
  </office:meta>
</office:document-meta>
</file>